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8pt" style:font-size-asian="8pt" style:font-size-complex="8pt"/>
    </style:style>
    <style:style style:name="T3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501cm" svg:y1="0.4cm" svg:x2="3.501cm" svg:y2="2.4cm">
            <text:p/>
          </draw:line>
          <draw:line draw:style-name="gr1" draw:text-style-name="P1" draw:layer="layout" svg:x1="3.501cm" svg:y1="0.4cm" svg:x2="5.501cm" svg:y2="1.4cm">
            <text:p/>
          </draw:line>
          <draw:line draw:style-name="gr1" draw:text-style-name="P1" draw:layer="layout" svg:x1="3.501cm" svg:y1="2.4cm" svg:x2="5.501cm" svg:y2="1.4cm">
            <text:p/>
          </draw:line>
          <draw:frame draw:style-name="gr2" draw:text-style-name="P2" draw:layer="layout" svg:width="0.832cm" svg:height="0.878cm" svg:x="3.39cm" svg:y="0.4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3.441cm" svg:y="1.4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3.001cm" svg:y1="0.9cm" svg:x2="3.501cm" svg:y2="0.9cm">
            <text:p/>
          </draw:line>
          <draw:line draw:style-name="gr1" draw:text-style-name="P1" draw:layer="layout" svg:x1="3.001cm" svg:y1="1.9cm" svg:x2="3.501cm" svg:y2="1.9cm">
            <text:p/>
          </draw:line>
          <draw:line draw:style-name="gr1" draw:text-style-name="P1" draw:layer="layout" svg:x1="5.501cm" svg:y1="1.4cm" svg:x2="6.001cm" svg:y2="1.4cm">
            <text:p/>
          </draw:line>
        </draw:g>
        <draw:line draw:style-name="gr1" draw:text-style-name="P1" draw:layer="layout" svg:x1="3.001cm" svg:y1="2.9cm" svg:x2="3.5cm" svg:y2="2.9cm">
          <text:p/>
        </draw:line>
        <draw:line draw:style-name="gr1" draw:text-style-name="P1" draw:layer="layout" svg:x1="6.001cm" svg:y1="2.9cm" svg:x2="6.001cm" svg:y2="1.4cm">
          <text:p/>
        </draw:line>
        <draw:line draw:style-name="gr1" draw:text-style-name="P1" draw:layer="layout" svg:x1="3.001cm" svg:y1="2.9cm" svg:x2="3.001cm" svg:y2="1.9cm">
          <text:p/>
        </draw:line>
        <draw:line draw:style-name="gr1" draw:text-style-name="P1" draw:layer="layout" svg:x1="2.2cm" svg:y1="0.6cm" svg:x2="3cm" svg:y2="0.6cm">
          <text:p/>
        </draw:line>
        <draw:line draw:style-name="gr1" draw:text-style-name="P1" draw:layer="layout" svg:x1="6.001cm" svg:y1="1.4cm" svg:x2="6.6cm" svg:y2="1.4cm">
          <text:p/>
        </draw:line>
        <draw:custom-shape draw:style-name="gr4" draw:text-style-name="P5" draw:layer="layout" svg:width="0.2cm" svg:height="0.2cm" svg:x="0.80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6.60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5.901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858cm" svg:height="0.725cm" svg:x="0.07cm" svg:y="1.6cm">
          <draw:text-box>
            <text:p><text:span text:style-name="T2">V</text:span><text:span text:style-name="T3">IN</text:span></text:p>
          </draw:text-box>
        </draw:frame>
        <draw:frame draw:style-name="gr7" draw:text-style-name="P7" draw:layer="layout" svg:width="1.04cm" svg:height="0.725cm" svg:x="6.7cm" svg:y="1.1cm">
          <draw:text-box>
            <text:p><text:span text:style-name="T2">V</text:span><text:span text:style-name="T3">OUT</text:span></text:p>
          </draw:text-box>
        </draw:frame>
        <draw:g>
          <draw:line draw:style-name="gr8" draw:text-style-name="P1" draw:layer="layout" svg:x1="1cm" svg:y1="1.9cm" svg:x2="1.4cm" svg:y2="1.9cm">
            <text:p/>
          </draw:line>
          <draw:line draw:style-name="gr8" draw:text-style-name="P1" draw:layer="layout" svg:x1="1.4cm" svg:y1="1.9cm" svg:x2="1.5cm" svg:y2="2.1cm">
            <text:p/>
          </draw:line>
          <draw:line draw:style-name="gr8" draw:text-style-name="P1" draw:layer="layout" svg:x1="1.7cm" svg:y1="1.7cm" svg:x2="1.5cm" svg:y2="2.1cm">
            <text:p/>
          </draw:line>
          <draw:line draw:style-name="gr8" draw:text-style-name="P1" draw:layer="layout" svg:x1="1.7cm" svg:y1="1.7cm" svg:x2="1.9cm" svg:y2="2.1cm">
            <text:p/>
          </draw:line>
          <draw:line draw:style-name="gr8" draw:text-style-name="P1" draw:layer="layout" svg:x1="2.1cm" svg:y1="1.7cm" svg:x2="1.9cm" svg:y2="2.1cm">
            <text:p/>
          </draw:line>
          <draw:line draw:style-name="gr8" draw:text-style-name="P1" draw:layer="layout" svg:x1="2.1cm" svg:y1="1.7cm" svg:x2="2.3cm" svg:y2="2.1cm">
            <text:p/>
          </draw:line>
          <draw:line draw:style-name="gr8" draw:text-style-name="P1" draw:layer="layout" svg:x1="2.5cm" svg:y1="1.7cm" svg:x2="2.3cm" svg:y2="2.1cm">
            <text:p/>
          </draw:line>
          <draw:line draw:style-name="gr8" draw:text-style-name="P1" draw:layer="layout" svg:x1="2.5cm" svg:y1="1.7cm" svg:x2="2.6cm" svg:y2="1.9cm">
            <text:p/>
          </draw:line>
          <draw:line draw:style-name="gr8" draw:text-style-name="P1" draw:layer="layout" svg:x1="2.6cm" svg:y1="1.9cm" svg:x2="3cm" svg:y2="1.9cm">
            <text:p/>
          </draw:line>
        </draw:g>
        <draw:g>
          <draw:line draw:style-name="gr8" draw:text-style-name="P1" draw:layer="layout" svg:x1="3.5cm" svg:y1="2.9cm" svg:x2="3.9cm" svg:y2="2.9cm">
            <text:p/>
          </draw:line>
          <draw:line draw:style-name="gr8" draw:text-style-name="P1" draw:layer="layout" svg:x1="3.9cm" svg:y1="2.9cm" svg:x2="4cm" svg:y2="3.1cm">
            <text:p/>
          </draw:line>
          <draw:line draw:style-name="gr8" draw:text-style-name="P1" draw:layer="layout" svg:x1="4.2cm" svg:y1="2.7cm" svg:x2="4cm" svg:y2="3.1cm">
            <text:p/>
          </draw:line>
          <draw:line draw:style-name="gr8" draw:text-style-name="P1" draw:layer="layout" svg:x1="4.2cm" svg:y1="2.7cm" svg:x2="4.4cm" svg:y2="3.1cm">
            <text:p/>
          </draw:line>
          <draw:line draw:style-name="gr8" draw:text-style-name="P1" draw:layer="layout" svg:x1="4.6cm" svg:y1="2.7cm" svg:x2="4.4cm" svg:y2="3.1cm">
            <text:p/>
          </draw:line>
          <draw:line draw:style-name="gr8" draw:text-style-name="P1" draw:layer="layout" svg:x1="4.6cm" svg:y1="2.7cm" svg:x2="4.8cm" svg:y2="3.1cm">
            <text:p/>
          </draw:line>
          <draw:line draw:style-name="gr8" draw:text-style-name="P1" draw:layer="layout" svg:x1="5cm" svg:y1="2.7cm" svg:x2="4.8cm" svg:y2="3.1cm">
            <text:p/>
          </draw:line>
          <draw:line draw:style-name="gr8" draw:text-style-name="P1" draw:layer="layout" svg:x1="5cm" svg:y1="2.7cm" svg:x2="5.1cm" svg:y2="2.9cm">
            <text:p/>
          </draw:line>
          <draw:line draw:style-name="gr8" draw:text-style-name="P1" draw:layer="layout" svg:x1="5.1cm" svg:y1="2.9cm" svg:x2="5.5cm" svg:y2="2.9cm">
            <text:p/>
          </draw:line>
        </draw:g>
        <draw:line draw:style-name="gr1" draw:text-style-name="P1" draw:layer="layout" svg:x1="5.501cm" svg:y1="2.9cm" svg:x2="6cm" svg:y2="2.9cm">
          <text:p/>
        </draw:line>
        <draw:g>
          <draw:line draw:style-name="gr1" draw:text-style-name="P1" draw:layer="layout" svg:x1="1.8cm" svg:y1="0.9cm" svg:x2="2.6cm" svg:y2="0.9cm">
            <text:p/>
          </draw:line>
          <draw:line draw:style-name="gr1" draw:text-style-name="P1" draw:layer="layout" svg:x1="1.8cm" svg:y1="0.9cm" svg:x2="2.2cm" svg:y2="1.4cm">
            <text:p/>
          </draw:line>
          <draw:line draw:style-name="gr1" draw:text-style-name="P1" draw:layer="layout" svg:x1="2.2cm" svg:y1="0.9cm" svg:x2="2.2cm" svg:y2="0.6cm">
            <text:p/>
          </draw:line>
          <draw:line draw:style-name="gr1" draw:text-style-name="P1" draw:layer="layout" svg:x1="2.6cm" svg:y1="0.9cm" svg:x2="2.2cm" svg:y2="1.4cm">
            <text:p/>
          </draw:line>
        </draw:g>
        <draw:frame draw:style-name="gr6" draw:text-style-name="P7" draw:layer="layout" svg:width="0.858cm" svg:height="0.725cm" svg:x="1.7cm" svg:y="2cm">
          <draw:text-box>
            <text:p><text:span text:style-name="T2">R</text:span><text:span text:style-name="T3">i</text:span></text:p>
          </draw:text-box>
        </draw:frame>
        <draw:frame draw:style-name="gr6" draw:text-style-name="P7" draw:layer="layout" svg:width="0.858cm" svg:height="0.725cm" svg:x="4.242cm" svg:y="3.075cm">
          <draw:text-box>
            <text:p><text:span text:style-name="T2">R</text:span><text:span text:style-name="T3">f</text:span></text:p>
          </draw:text-box>
        </draw:frame>
        <draw:custom-shape draw:style-name="gr5" draw:text-style-name="P6" draw:layer="layout" svg:width="0.2cm" svg:height="0.2cm" svg:x="2.9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cm" svg:y1="0.9cm" svg:x2="3cm" svg:y2="0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9T20:25:55.941000000</meta:creation-date>
    <dc:date>2021-08-30T09:16:26.652000000</dc:date>
    <meta:editing-duration>PT21M9S</meta:editing-duration>
    <meta:editing-cycles>7</meta:editing-cycles>
    <meta:generator>LibreOffice/7.1.4.2$Windows_X86_64 LibreOffice_project/a529a4fab45b75fefc5b6226684193eb000654f6</meta:generator>
    <meta:document-statistic meta:object-count="49"/>
  </office:meta>
</office:document-meta>
</file>